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4B718EB4.png" manifest:media-type="image/png"/>
  <manifest:file-entry manifest:full-path="Pictures/1000020100000780000004381E18F98A.png" manifest:media-type="image/png"/>
  <manifest:file-entry manifest:full-path="Pictures/1000020100000780000004384DA21265.png" manifest:media-type="image/png"/>
  <manifest:file-entry manifest:full-path="Pictures/100002010000078000000438005F8531.png" manifest:media-type="image/png"/>
  <manifest:file-entry manifest:full-path="Pictures/100002010000078000000438453153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ependencies</text:p>
          </draw:text-box>
        </draw:frame>
        <draw:frame draw:style-name="gr1" draw:text-style-name="P1" draw:layer="layout" svg:width="21.652cm" svg:height="12.179cm" svg:x="3.173cm" svg:y="4.913cm" presentation:class="graphic">
          <draw:image xlink:href="Pictures/10000201000007800000043845315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reate Workflow</text:p>
          </draw:text-box>
        </draw:frame>
        <draw:frame draw:style-name="gr1" draw:text-style-name="P1" draw:layer="layout" svg:width="21.652cm" svg:height="12.179cm" svg:x="3.173cm" svg:y="4.913cm" presentation:class="graphic">
          <draw:image xlink:href="Pictures/100002010000078000000438005F85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lete Workflow</text:p>
          </draw:text-box>
        </draw:frame>
        <draw:frame draw:style-name="gr1" draw:text-style-name="P1" draw:layer="layout" svg:width="21.652cm" svg:height="12.179cm" svg:x="3.173cm" svg:y="4.913cm" presentation:class="graphic">
          <draw:image xlink:href="Pictures/1000020100000780000004384DA212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Update Workflow</text:p>
          </draw:text-box>
        </draw:frame>
        <draw:frame draw:style-name="gr1" draw:text-style-name="P1" draw:layer="layout" svg:width="21.652cm" svg:height="12.179cm" svg:x="3.173cm" svg:y="4.913cm" presentation:class="graphic">
          <draw:image xlink:href="Pictures/1000020100000780000004381E18F9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dates with nested stacks</text:p>
          </draw:text-box>
        </draw:frame>
        <draw:frame draw:style-name="gr1" draw:text-style-name="P1" draw:layer="layout" svg:width="21.652cm" svg:height="12.179cm" svg:x="3.173cm" svg:y="4.913cm" presentation:class="graphic">
          <draw:image xlink:href="Pictures/1000020100000780000004384B718E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ne Bitter</meta:initial-creator>
    <meta:creation-date>2015-10-29T09:43:24.907643990</meta:creation-date>
    <dc:date>2015-10-29T14:53:11.697446343</dc:date>
    <dc:creator>Zane Bitter</dc:creator>
    <meta:editing-duration>PT4H40M35S</meta:editing-duration>
    <meta:editing-cycles>1</meta:editing-cycles>
    <meta:document-statistic meta:object-count="41"/>
    <meta:generator>LibreOffice/4.4.5.2$Linux_X86_64 LibreOffice_project/40$Build-2</meta:generator>
  </office:meta>
</office:document-meta>
</file>